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2" table:visibility="collapse"/>
        <table:table-column table:style-name="co2" table:default-cell-style-name="ce19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200" table:style-name="ce10">
            <text:p>2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20" table:style-name="ce10">
            <text:p>12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0">
            <text:p>10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number-columns-repeated="16379" table:style-name="ce1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0">
            <text:p>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00" table:style-name="ce10">
            <text:p>100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150" table:style-name="ce10">
            <text:p>15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00" table:style-name="ce10">
            <text:p>1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5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20" table:style-name="ce10">
            <text:p>120</text:p>
          </table:table-cell>
          <table:table-cell office:value-type="string" table:style-name="ce1">
            <text:p>Традиционная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300" table:style-name="ce10">
            <text:p>3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50" table:style-name="ce10">
            <text:p>25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120" table:style-name="ce10">
            <text:p>1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00" table:style-name="ce10">
            <text:p>100</text:p>
          </table:table-cell>
          <table:table-cell table:number-columns-repeated="16379" table:style-name="ce1"/>
        </table:table-row>
        <table:table-row table:style-name="ro5" table:visibility="filter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table:style-name="ce10"/>
          <table:table-cell table:number-columns-repeated="16379" table:style-name="ce1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80" table:style-name="ce10">
            <text:p>8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60" table:style-name="ce10">
            <text:p>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6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25" table:style-name="ce10">
            <text:p>2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50" table:style-name="ce10">
            <text:p>15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40" table:style-name="ce10">
            <text:p>14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00" table:style-name="ce10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0">
            <text:p>9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table:style-name="ce10"/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number-columns-repeated="16379"/>
        </table:table-row>
        <table:table-row table:style-name="ro4" table:visibility="filter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18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18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70" table:style-name="ce10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9"/>
          <table:table-cell table:number-columns-repeated="16379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0"/>
          <table:table-cell office:value-type="float" office:value="0" table:formula="of:=[.C54]-[.B54]" table:style-name="ce9">
            <text:p>0</text:p>
          </table:table-cell>
          <table:table-cell office:value-type="float" office:value="50" table:style-name="ce19">
            <text:p>5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20"/>
          <table:table-cell table:style-name="ce9"/>
          <table:table-cell office:value-type="float" office:value="4455" table:formula="of:=SUM([.E2:.E54])" table:style-name="ce19">
            <text:p>4455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20"/>
          <table:table-cell table:style-name="ce21"/>
          <table:table-cell table:style-name="ce19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2-03T07:56:12Z</dc:date>
    <meta:print-date>2024-07-02T10:41:14Z</meta:print-date>
    <meta:editing-cycles>122</meta:editing-cycles>
    <meta:editing-duration>PT150498S</meta:editing-duration>
  </office:meta>
</office:document-meta>
</file>